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2pt" fo:font-weight="normal" officeooo:rsid="000f234c" officeooo:paragraph-rsid="0019b823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2pt" fo:font-weight="bold" officeooo:rsid="0019b823" officeooo:paragraph-rsid="0019b823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Liberation Serif" fo:font-size="12pt" fo:font-weight="normal" officeooo:paragraph-rsid="0014cfc9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font-name="Liberation Serif" fo:font-size="12pt" fo:font-weight="normal" officeooo:rsid="000f234c" officeooo:paragraph-rsid="0019b823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Liberation Serif" fo:font-size="12pt" fo:font-weight="bold" officeooo:paragraph-rsid="0019b823" style:font-size-asian="12pt" style:font-weight-asian="bold" style:font-size-complex="12pt" style:font-weight-complex="bold"/>
    </style:style>
    <style:style style:name="P6" style:family="paragraph" style:parent-style-name="Text_20_body">
      <style:text-properties style:font-name="Liberation Serif" fo:font-size="12pt" fo:font-weight="bold" style:font-size-asian="12pt" style:font-size-complex="12pt"/>
    </style:style>
    <style:style style:name="P7" style:family="paragraph" style:parent-style-name="Text_20_body">
      <style:text-properties style:font-name="Liberation Serif" fo:font-size="12pt" style:font-size-asian="12pt" style:font-size-complex="12pt"/>
    </style:style>
    <style:style style:name="P8" style:family="paragraph" style:parent-style-name="Text_20_body">
      <style:text-properties style:font-name="Liberation Serif" fo:font-size="12pt" officeooo:rsid="001a8d86" officeooo:paragraph-rsid="001a8d86" style:font-size-asian="12pt" style:font-size-complex="12pt"/>
    </style:style>
    <style:style style:name="P9" style:family="paragraph" style:parent-style-name="Text_20_body">
      <style:paragraph-properties fo:margin-top="0cm" fo:margin-bottom="0.423cm" loext:contextual-spacing="false" fo:text-align="start" style:justify-single-word="false"/>
      <style:text-properties style:font-name="Liberation Serif" fo:font-size="12pt" officeooo:paragraph-rsid="0014cfc9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1851a5" officeooo:paragraph-rsid="001851a5" style:font-size-asian="12pt" style:font-size-complex="12pt"/>
    </style:style>
    <style:style style:name="P11" style:family="paragraph" style:parent-style-name="Standard">
      <style:text-properties style:font-name="Liberation Serif" fo:font-size="12pt" fo:font-weight="bold" officeooo:paragraph-rsid="001851a5" style:font-size-asian="12pt" style:font-size-complex="12pt"/>
    </style:style>
    <style:style style:name="P12" style:family="paragraph" style:parent-style-name="Standard" style:list-style-name="L1">
      <style:paragraph-properties fo:line-height="0.499cm" fo:text-align="start" style:justify-single-word="false"/>
      <style:text-properties style:font-name="Liberation Serif" fo:font-size="12pt" fo:font-weight="normal" officeooo:rsid="000d74a5" officeooo:paragraph-rsid="00169761" style:font-size-asian="12pt" style:font-weight-asian="normal" style:font-size-complex="12pt" style:font-weight-complex="normal"/>
    </style:style>
    <style:style style:name="P13" style:family="paragraph" style:parent-style-name="Standard" style:list-style-name="L5">
      <style:text-properties style:font-name="Liberation Serif" fo:font-size="12pt" officeooo:rsid="001851a5" officeooo:paragraph-rsid="001851a5" style:font-size-asian="12pt" style:font-size-complex="12pt"/>
    </style:style>
    <style:style style:name="P14" style:family="paragraph" style:parent-style-name="Standard" style:list-style-name="L5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5" style:family="paragraph" style:parent-style-name="Standard" style:list-style-name="L5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6" style:family="paragraph" style:parent-style-name="Text_20_body" style:list-style-name="L1">
      <style:paragraph-properties fo:line-height="0.499cm" fo:text-align="start" style:justify-single-word="false"/>
      <style:text-properties style:font-name="Liberation Serif" fo:font-size="12pt" fo:font-weight="normal" officeooo:rsid="000d74a5" officeooo:paragraph-rsid="00169761" style:font-size-asian="12pt" style:font-weight-asian="normal" style:font-size-complex="12pt" style:font-weight-complex="normal"/>
    </style:style>
    <style:style style:name="P17" style:family="paragraph" style:parent-style-name="Text_20_body" style:list-style-name="L2">
      <style:text-properties style:font-name="Liberation Serif" fo:font-size="12pt" fo:font-weight="normal" officeooo:rsid="000d74a5" officeooo:paragraph-rsid="0014cfc9" style:font-size-asian="12pt" style:font-weight-asian="normal" style:font-size-complex="12pt" style:font-weight-complex="normal"/>
    </style:style>
    <style:style style:name="P18" style:family="paragraph" style:parent-style-name="Text_20_body" style:list-style-name="L2">
      <style:paragraph-properties fo:text-align="start" style:justify-single-word="false"/>
      <style:text-properties style:font-name="Liberation Serif" fo:font-size="12pt" fo:font-weight="normal" officeooo:rsid="000d74a5" officeooo:paragraph-rsid="0014cfc9" style:font-size-asian="12pt" style:font-weight-asian="normal" style:font-size-complex="12pt" style:font-weight-complex="normal"/>
    </style:style>
    <style:style style:name="P19" style:family="paragraph" style:parent-style-name="Text_20_body" style:list-style-name="L6">
      <style:paragraph-properties fo:text-align="start" style:justify-single-word="false"/>
      <style:text-properties style:font-name="Liberation Serif" fo:font-size="12pt" fo:font-weight="normal" officeooo:paragraph-rsid="0019b823" style:font-size-asian="12pt" style:font-weight-asian="normal" style:font-size-complex="12pt" style:font-weight-complex="normal"/>
    </style:style>
    <style:style style:name="P20" style:family="paragraph" style:parent-style-name="Text_20_body" style:list-style-name="L3">
      <style:text-properties style:font-name="Liberation Serif" fo:font-size="12pt" officeooo:rsid="0014cfc9" officeooo:paragraph-rsid="0014cfc9" style:font-size-asian="12pt" style:font-size-complex="12pt"/>
    </style:style>
    <style:style style:name="P21" style:family="paragraph" style:parent-style-name="Text_20_body" style:list-style-name="L4">
      <style:text-properties style:font-name="Liberation Serif" fo:font-size="12pt" officeooo:rsid="0014cfc9" officeooo:paragraph-rsid="0014cfc9" style:font-size-asian="12pt" style:font-size-complex="12pt"/>
    </style:style>
    <style:style style:name="P22" style:family="paragraph" style:parent-style-name="Text_20_body" style:list-style-name="L6">
      <style:paragraph-properties fo:text-align="start" style:justify-single-word="false"/>
      <style:text-properties fo:font-variant="normal" fo:text-transform="none" style:font-name="Liberation Serif" fo:font-size="12pt" fo:font-weight="normal" officeooo:rsid="000f234c" officeooo:paragraph-rsid="0019b823" style:font-size-asian="12pt" style:font-weight-asian="normal" style:font-size-complex="12pt" style:font-weight-complex="normal"/>
    </style:style>
    <style:style style:name="P23" style:family="paragraph" style:parent-style-name="Text_20_body" style:list-style-name="L6">
      <style:paragraph-properties fo:text-align="start" style:justify-single-word="false"/>
      <style:text-properties fo:font-variant="normal" fo:text-transform="none" style:font-name="Liberation Serif" fo:font-size="12pt" fo:font-weight="normal" officeooo:rsid="0013cfc4" officeooo:paragraph-rsid="0019b823" style:font-size-asian="12pt" style:font-weight-asian="normal" style:font-size-complex="12pt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365c" style:font-weight-asian="bold" style:font-weight-complex="bold"/>
    </style:style>
    <style:style style:name="T4" style:family="text">
      <style:text-properties fo:font-weight="bold" officeooo:rsid="0014cfc9"/>
    </style:style>
    <style:style style:name="T5" style:family="text">
      <style:text-properties fo:font-variant="normal" fo:text-transform="none" officeooo:rsid="000f234c"/>
    </style:style>
    <style:style style:name="T6" style:family="text">
      <style:text-properties fo:font-variant="normal" fo:text-transform="none" officeooo:rsid="0019b823"/>
    </style:style>
    <style:style style:name="T7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0c365c" style:font-style-asian="normal" style:font-weight-asian="bold" style:font-weight-complex="bold" style:text-emphasize="none"/>
    </style:style>
    <style:style style:name="T8" style:family="text">
      <style:text-properties fo:color="#000000"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9" style:family="text">
      <style:text-properties fo:color="#000000" style:text-outline="false" style:text-line-through-style="none" style:text-line-through-type="none" fo:font-style="normal" fo:text-shadow="none" style:text-underline-style="none" officeooo:rsid="00169761" style:font-style-asian="normal" style:text-emphasize="none"/>
    </style:style>
    <style:style style:name="T10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1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0c365c" style:font-style-asian="normal" style:font-weight-asian="normal" style:font-weight-complex="normal" style:text-emphasize="none"/>
    </style:style>
    <style:style style:name="T12" style:family="text">
      <style:text-properties officeooo:rsid="000c365c"/>
    </style:style>
    <style:style style:name="T13" style:family="text">
      <style:text-properties officeooo:rsid="0014cfc9"/>
    </style:style>
    <style:style style:name="T14" style:family="text">
      <style:text-properties fo:font-weight="normal" officeooo:rsid="000f234c" style:font-weight-asian="normal" style:font-weight-complex="normal"/>
    </style:style>
    <style:style style:name="T15" style:family="text">
      <style:text-properties officeooo:rsid="00169761"/>
    </style:style>
    <style:style style:name="T16" style:family="text">
      <style:text-properties officeooo:rsid="0019b823"/>
    </style:style>
    <style:style style:name="T17" style:family="text">
      <style:text-properties officeooo:rsid="001e1cf6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Name: </text:span>Ashok Siva Kumar Pujala</text:p>
      <text:p text:style-name="P7"><text:bookmark text:name="yui_3_16_0_ym19_1_1508929720186_5609"/>As part of MM team, I am working in <text:span text:style-name="T13">MultiMedia Image Processing using OpenCV</text:span></text:p>
      <text:p text:style-name="P3"><text:span text:style-name="T3">Project Name </text:span><text:span text:style-name="T12">: </text:span><text:span text:style-name="T8">Multimedia Image processing using OpenCV</text:span></text:p>
      <text:p text:style-name="P9"><text:span text:style-name="T7">Objective </text:span><text:span text:style-name="T11">: </text:span><text:span text:style-name="T10">The main objective of this project is to identify the person </text:span><text:span text:style-name="T11">based on Face Pattern </text:span><text:span text:style-name="T10">using OpenCV Library .</text:span></text:p>
      <text:p text:style-name="P6"><text:bookmark text:name="yui_3_16_0_ym19_1_1508929720186_5607"/>My roles and Responsibilities:</text:p>
      <text:list xml:id="list6510215745447236900" text:style-name="L1">
        <text:list-item>
          <text:p text:style-name="P12"><text:span text:style-name="T9">D</text:span><text:span text:style-name="T8">etect the face </text:span><text:span text:style-name="T9">pattern</text:span><text:span text:style-name="T8"> using haar algorithm.</text:span></text:p>
        </text:list-item>
        <text:list-item>
          <text:p text:style-name="P16">Created and Maintained Database for Handling Images Data.</text:p>
        </text:list-item>
        <text:list-item>
          <text:p text:style-name="P16"><text:span text:style-name="T15">Developed </text:span>GUI <text:span text:style-name="T17">application</text:span>.</text:p>
        </text:list-item>
      </text:list>
      <text:p text:style-name="P6">Tools Used:</text:p>
      <text:list xml:id="list595414565723244589" text:style-name="L2">
        <text:list-item>
          <text:p text:style-name="P17">Vim</text:p>
        </text:list-item>
        <text:list-item>
          <text:p text:style-name="P18">Mysql</text:p>
        </text:list-item>
        <text:list-item>
          <text:p text:style-name="P18">GIT </text:p>
        </text:list-item>
        <text:list-item>
          <text:p text:style-name="P18">Python 2.7</text:p>
        </text:list-item>
        <text:list-item>
          <text:p text:style-name="P17">GCC - compiler</text:p>
        </text:list-item>
      </text:list>
      <text:p text:style-name="P6"><text:bookmark text:name="yui_3_16_0_ym19_1_1508929720186_5626"/>Software Used:</text:p>
      <text:list xml:id="list1098643131400598613" text:style-name="L3">
        <text:list-item>
          <text:p text:style-name="P20">Linux OS</text:p>
        </text:list-item>
      </text:list>
      <text:p text:style-name="P6"><text:bookmark text:name="yui_3_16_0_ym19_1_1508929720186_5596"/>Packages Used:</text:p>
      <text:list xml:id="list1288835118887786974" text:style-name="L4">
        <text:list-item>
          <text:p text:style-name="P21">OpenCV</text:p>
        </text:list-item>
      </text:list>
      <text:p text:style-name="P6"><text:bookmark text:name="yui_3_16_0_ym19_1_1508929720186_5629"/>Chipset Used:</text:p>
      <text:p text:style-name="P7"><text:tab/><text:tab/><text:span text:style-name="T13">None</text:span></text:p>
      <text:p text:style-name="P6"><text:bookmark text:name="yui_3_16_0_ym19_1_1508929720186_5631"/>Debugging Techniques:</text:p>
      <text:p text:style-name="P7"><text:tab/><text:tab/><text:span text:style-name="T13">Manual Testing</text:span></text:p>
      <text:p text:style-name="P6"><text:bookmark text:name="yui_3_16_0_ym19_1_1508929720186_5598"/>Test cases written: </text:p>
      <text:p text:style-name="P7"><text:span text:style-name="T1"><text:tab/><text:tab/></text:span><text:span text:style-name="T4">25</text:span></text:p>
      <text:p text:style-name="P6"><text:bookmark text:name="yui_3_16_0_ym19_1_1508929720186_5600"/>DevOps: </text:p>
      <text:p text:style-name="P7"><text:tab/><text:tab/><text:span text:style-name="T13">GIT</text:span><text:bookmark text:name="yui_3_16_0_ym19_1_1508929720186_5601"/><text:line-break/><text:span text:style-name="T1">Achievements:</text:span></text:p>
      <text:list xml:id="list6899002585575523149" text:style-name="L5">
        <text:list-item>
          <text:p text:style-name="P14">Able to browse image from local directory, and able to detect the face using haar algorithm.</text:p>
        </text:list-item>
        <text:list-item>
          <text:p text:style-name="P15">Able to take image from connected camera(using droidcam) and able to detect the face </text:p>
        </text:list-item>
        <text:list-item>
          <text:p text:style-name="P13">Unit Testing with reference to Test cases</text:p>
        </text:list-item>
      </text:list>
      <text:p text:style-name="P10"/>
      <text:p text:style-name="P11"><text:soft-page-break/></text:p>
      <text:p text:style-name="P5">Next Phase :</text:p>
      <text:list xml:id="list848869381299708428" text:style-name="L6">
        <text:list-item>
          <text:p text:style-name="P19"><text:span text:style-name="T5">Use Open Cv Libraries for </text:span><text:span text:style-name="T6">Advanced</text:span><text:span text:style-name="T5"> Image Procesing.</text:span></text:p>
        </text:list-item>
        <text:list-item>
          <text:p text:style-name="P22"><text:span text:style-name="T16">Implementing</text:span> Camera Driver</text:p>
        </text:list-item>
        <text:list-item>
          <text:p text:style-name="P23">Linaro <text:span text:style-name="T16">Distribution</text:span> <text:span text:style-name="T16">using</text:span> Yocto.</text:p>
        </text:list-item>
      </text:list>
      <text:p text:style-name="P2">Summary:</text:p>
      <text:p text:style-name="P2">Skills:<text:span text:style-name="T14">Database and Python Tkinter , GIT.</text:span></text:p>
      <text:p text:style-name="P4"><text:span text:style-name="T2">Tools:</text:span> Mysql,OpenCV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6:37:47.595066079</meta:creation-date>
    <meta:generator>LibreOffice/5.1.6.2$Linux_X86_64 LibreOffice_project/10m0$Build-2</meta:generator>
    <dc:date>2017-10-26T11:17:13.455528227</dc:date>
    <meta:editing-duration>PT26M41S</meta:editing-duration>
    <meta:editing-cycles>12</meta:editing-cycles>
    <meta:document-statistic meta:table-count="0" meta:image-count="0" meta:object-count="0" meta:page-count="2" meta:paragraph-count="36" meta:word-count="181" meta:character-count="1071" meta:non-whitespace-character-count="930"/>
  </office:meta>
</office:document-meta>
</file>